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5cm" fo:min-width="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1.7cm"/>
    </style:style>
    <style:style style:name="gr3" style:family="graphic" style:parent-style-name="standard">
      <style:graphic-properties draw:textarea-horizontal-align="justify" draw:textarea-vertical-align="middle" draw:auto-grow-height="false" fo:min-height="9.85cm" fo:min-width="14.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cm" fo:min-width="2.1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35cm" fo:min-width="12.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85cm" fo:min-width="5.3cm"/>
    </style:style>
    <style:style style:name="gr7" style:family="graphic" style:parent-style-name="standard">
      <style:graphic-properties draw:stroke="none" svg:stroke-color="#000000" draw:fill="none" draw:fill-color="#ffffff" fo:min-height="5.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6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cm" fo:min-width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65cm" fo:min-width="9.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5cm" fo:min-width="1.7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4.45cm" fo:min-width="4.6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45cm" fo:min-width="4.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0.65cm" fo:min-width="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0.15cm" fo:min-width="5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05cm" fo:min-width="0.9cm"/>
    </style:style>
    <style:style style:name="gr23" style:family="graphic" style:parent-style-name="standard">
      <style:graphic-properties draw:textarea-horizontal-align="justify" draw:textarea-vertical-align="middle" draw:auto-grow-height="false" fo:min-height="8.75cm" fo:min-width="11.9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6.65cm" fo:min-width="9.1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3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2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3.7cm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9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5cm" fo:min-width="0.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05cm" fo:min-width="8.7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cm" fo:min-width="1.2cm"/>
    </style:style>
    <style:style style:name="gr3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2.05cm" fo:min-width="3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9.65cm" fo:min-width="15.7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25cm" fo:min-width="12.7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15cm" fo:min-width="1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6.45cm" fo:min-width="14.8cm"/>
    </style:style>
    <style:style style:name="gr4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top" draw:auto-grow-height="false" fo:min-height="3.45cm" fo:min-width="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25cm" fo:min-width="2.7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top" draw:auto-grow-height="false" fo:min-height="4.05cm" fo:min-width="7.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95cm" fo:min-width="2.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1.85cm" fo:min-width="17.8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.583cm" fo:min-width="14.411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461cm" fo:min-width="1.7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6cm" fo:min-width="1.53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7.939cm" fo:min-width="16.783cm"/>
    </style:style>
    <style:style style:name="gr5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95cm" fo:min-width="7.6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15cm" fo:min-width="3.4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5.75cm" fo:min-width="9.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5cm" fo:min-width="2.8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55cm" fo:min-width="7.2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05cm" fo:min-width="4.4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top" draw:auto-grow-height="false" fo:min-height="4.15cm" fo:min-width="7.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top" draw:auto-grow-height="false" fo:min-height="4.45cm" fo:min-width="8.8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15cm" fo:min-width="3.2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.05cm" fo:min-width="2.7cm"/>
      <style:paragraph-properties style:writing-mode="lr-tb"/>
    </style:style>
    <style:style style:name="gr66" style:family="graphic" style:parent-style-name="standard">
      <style:graphic-properties draw:fill-color="#ffffff" draw:textarea-horizontal-align="justify" draw:textarea-vertical-align="top" draw:auto-grow-height="false" fo:min-height="2.95cm" fo:min-width="6.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75cm" fo:min-width="2.2cm"/>
      <style:paragraph-properties style:writing-mode="lr-tb"/>
    </style:style>
    <style:style style:name="gr68" style:family="graphic" style:parent-style-name="objectwithoutfill">
      <style:graphic-properties draw:fill="solid" draw:textarea-vertical-align="middle"/>
    </style:style>
    <style:style style:name="gr69" style:family="graphic" style:parent-style-name="standard">
      <style:graphic-properties draw:textarea-horizontal-align="justify" draw:textarea-vertical-align="middle" draw:auto-grow-height="false" fo:min-height="0.85cm" fo:min-width="4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style:text-properties fo:color="#2a6099"/>
    </style:style>
    <style:style style:name="P15" style:family="paragraph">
      <loext:graphic-properties draw:fill="none" draw:fill-color="#ffffff"/>
      <style:text-properties fo:color="#2a6099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start"/>
    </style:style>
    <style:style style:name="P19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6.5cm" svg:height="12.6cm" svg:x="2.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4cm" svg:x="6.3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1cm" svg:height="10.1cm" svg:x="3.1cm" svg:y="1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9cm" svg:x="3.7cm" svg:y="17.8cm">
          <text:p text:style-name="P3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1cm" svg:height="5.6cm" svg:x="3.8cm" svg:y="20.5cm">
          <text:p text:style-name="P3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cm" svg:height="9.1cm" svg:x="2.7cm" svg:y="6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4cm" svg:height="6.1cm" svg:x="2.8cm" svg:y="6.6cm">
          <draw:text-box>
            <text:p/>
            <text:p/>
            <text:p/>
            <text:p><text:span text:style-name="T1">Content</text:span></text:p>
          </draw:text-box>
        </draw:frame>
        <draw:frame draw:style-name="gr8" draw:text-style-name="P5" draw:layer="layout" svg:width="11.3cm" svg:height="5.9cm" svg:x="5.9cm" svg:y="0.2cm">
          <draw:text-box>
            <text:p>User interface layout MyLibary</text:p>
          </draw:text-box>
        </draw:frame>
        <draw:custom-shape draw:style-name="gr9" draw:text-style-name="P4" draw:layer="layout" svg:width="3cm" svg:height="1.9cm" svg:x="2.8cm" svg:y="3.6cm">
          <text:p text:style-name="P3"><text:span text:style-name="T1">Title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585cm" svg:height="0.962cm" svg:x="6.5cm" svg:y="4.2cm">
          <draw:text-box>
            <text:p>Menu</text:p>
          </draw:text-box>
        </draw:frame>
        <draw:custom-shape draw:style-name="gr11" draw:text-style-name="P7" draw:layer="layout" svg:width="9.9cm" svg:height="1.9cm" svg:x="6.7cm" svg:y="17.8cm">
          <text:p text:style-name="P6"><text:tab/><text:tab/><text:tab/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2.6cm" svg:x="11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1.9cm" svg:x="11.5cm" svg:y="3.5cm">
          <text:p text:style-name="P3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2cm" svg:x="15cm" svg:y="3.4cm">
          <text:p text:style-name="P8">Menu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1cm" svg:height="4.7cm" svg:x="11.5cm" svg:y="5.8cm">
          <text:p text:style-name="P6"/>
          <text:p text:style-name="P6"/>
          <text:p text:style-name="P6"/>
          <text:p text:style-name="P6"><text:span text:style-name="T1"><text:s text:c="4"/></text:span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cm" svg:height="3.7cm" svg:x="11.6cm" svg:y="11.1cm">
          <text:p text:style-name="P3"><text:span text:style-name="T1">Content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7.686cm" svg:height="0.962cm" svg:x="8.5cm" svg:y="16.3cm">
          <draw:text-box>
            <text:p>Normal screen size mode</text:p>
          </draw:text-box>
        </draw:frame>
        <draw:frame draw:style-name="gr16" draw:text-style-name="P5" draw:layer="layout" svg:width="7.821cm" svg:height="0.962cm" svg:x="11.4cm" svg:y="2cm">
          <draw:text-box>
            <text:p>Dropped drop down menu</text:p>
          </draw:text-box>
        </draw:frame>
        <draw:frame draw:style-name="gr17" draw:text-style-name="P5" draw:layer="layout" svg:width="5.506cm" svg:height="0.962cm" svg:x="2.9cm" svg:y="2cm">
          <draw:text-box>
            <text:p>Home/Info screen</text:p>
          </draw:text-box>
        </draw:frame>
        <draw:frame draw:style-name="gr18" draw:text-style-name="P5" draw:layer="layout" svg:width="4.947cm" svg:height="0.962cm" svg:x="7.3cm" svg:y="1.4cm">
          <draw:text-box>
            <text:p><text:s text:c="3"/>Tjitze de Boer</text:p>
          </draw:text-box>
        </draw:frame>
      </draw:page>
      <draw:page draw:name="page2" draw:style-name="dp1" draw:master-page-name="Standaard">
        <draw:custom-shape draw:style-name="gr1" draw:text-style-name="P1" draw:layer="layout" svg:width="6.5cm" svg:height="12.6cm" svg:x="2.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5cm" svg:height="10.9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1.3cm" svg:x="3.1cm" svg:y="12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1.3cm" svg:x="3.1cm" svg:y="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1.3cm" svg:x="3.1cm" svg:y="7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1.3cm" svg:x="3.145cm" svg:y="9.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9cm" svg:height="1.3cm" svg:x="3.1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2.6cm" svg:x="11.1cm" svg:y="3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.5cm" svg:height="10.4cm" svg:x="11.7cm" svg:y="4.7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.4cm" svg:height="1.3cm" svg:x="7.3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2.4cm" svg:height="9cm" svg:x="2.2cm" svg:y="17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9.6cm" svg:height="6.9cm" svg:x="3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8cm" svg:height="1.1cm" svg:x="3.5cm" svg:y="19.3cm">
          <text:p text:style-name="P8"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8cm" svg:height="1.1cm" svg:x="3.5cm" svg:y="21.8cm">
          <text:p text:style-name="P8">Title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7cm" svg:height="1.1cm" svg:x="3.5cm" svg:y="23.121cm">
          <text:p text:style-name="P8">Title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8cm" svg:height="1.1cm" svg:x="3.5cm" svg:y="24.4cm">
          <text:p text:style-name="P8">Title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2cm" svg:height="2.9cm" svg:x="12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3.4cm" svg:height="0.962cm" svg:x="3.3cm" svg:y="12.338cm">
          <draw:text-box>
            <text:p>Titel</text:p>
          </draw:text-box>
        </draw:frame>
        <draw:frame draw:style-name="gr28" draw:text-style-name="P5" draw:layer="layout" svg:width="3.4cm" svg:height="0.962cm" svg:x="3.3cm" svg:y="6.338cm">
          <draw:text-box>
            <text:p>Titel</text:p>
          </draw:text-box>
        </draw:frame>
        <draw:frame draw:style-name="gr28" draw:text-style-name="P5" draw:layer="layout" svg:width="3.4cm" svg:height="0.962cm" svg:x="3.2cm" svg:y="7.9cm">
          <draw:text-box>
            <text:p>Titel</text:p>
          </draw:text-box>
        </draw:frame>
        <draw:frame draw:style-name="gr28" draw:text-style-name="P5" draw:layer="layout" svg:width="3.4cm" svg:height="0.962cm" svg:x="3.2cm" svg:y="9.438cm">
          <draw:text-box>
            <text:p>Titel</text:p>
          </draw:text-box>
        </draw:frame>
        <draw:frame draw:style-name="gr28" draw:text-style-name="P5" draw:layer="layout" svg:width="3.4cm" svg:height="0.962cm" svg:x="3.3cm" svg:y="11cm">
          <draw:text-box>
            <text:p>Titel</text:p>
          </draw:text-box>
        </draw:frame>
        <draw:frame draw:style-name="gr28" draw:text-style-name="P5" draw:layer="layout" svg:width="3.7cm" svg:height="2.384cm" svg:x="12.2cm" svg:y="5.3cm">
          <draw:text-box>
            <text:p>Titel</text:p>
            <text:p>Series</text:p>
            <text:p>Author</text:p>
          </draw:text-box>
        </draw:frame>
        <draw:custom-shape draw:style-name="gr29" draw:text-style-name="P9" draw:layer="layout" svg:width="3.9cm" svg:height="1.1cm" svg:x="3.1cm" svg:y="4.7cm">
          <text:p text:style-name="P8">Search bar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4.905cm" svg:height="0.962cm" svg:x="2.5cm" svg:y="1.6cm">
          <draw:text-box>
            <text:p>Search Results</text:p>
          </draw:text-box>
        </draw:frame>
        <draw:custom-shape draw:style-name="gr31" draw:text-style-name="P4" draw:layer="layout" svg:width="2.4cm" svg:height="1.6cm" svg:x="12.9cm" svg:y="12.1cm">
          <text:p text:style-name="P3"><text:span text:style-name="T1">Edi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3cm" svg:height="1.3cm" svg:x="13cm" svg:y="17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9.2cm" svg:height="1.3cm" svg:x="3.1cm" svg:y="17.5cm">
          <text:p text:style-name="P8">Links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8cm" svg:height="1.1cm" svg:x="3.5cm" svg:y="20.6cm">
          <text:p text:style-name="P8">Tit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1.7cm" svg:height="1.1cm" svg:x="15.6cm" svg:y="3.4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5.6cm" svg:height="1.2cm" svg:x="11.7cm" svg:y="1.5cm">
          <draw:text-box>
            <text:p>Book Entry</text:p>
          </draw:text-box>
        </draw:frame>
        <draw:custom-shape draw:style-name="gr36" draw:text-style-name="P10" draw:layer="layout" svg:width="3.6cm" svg:height="2.3cm" svg:x="12.3cm" svg:y="8.9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ard">
        <draw:custom-shape draw:style-name="gr37" draw:text-style-name="P1" draw:layer="layout" svg:width="16.2cm" svg:height="9.9cm" svg:x="2.2cm" svg:y="1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3.2cm" svg:height="1.5cm" svg:x="4.8cm" svg:y="16.2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cm" svg:height="1.4cm" svg:x="2.6cm" svg:y="16.2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.797cm" svg:height="0.962cm" svg:x="2.8cm" svg:y="16.438cm">
          <draw:text-box>
            <text:p><text:span text:style-name="T1">Title</text:span></text:p>
          </draw:text-box>
        </draw:frame>
        <draw:custom-shape draw:style-name="gr41" draw:text-style-name="P2" draw:layer="layout" svg:width="15.3cm" svg:height="6.7cm" svg:x="2.6cm" svg:y="18.4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9.6cm" svg:height="1cm" svg:x="5.7cm" svg:y="1.4cm">
          <draw:text-box>
            <text:p>Register Form</text:p>
          </draw:text-box>
        </draw:frame>
        <draw:custom-shape draw:style-name="gr37" draw:text-style-name="P1" draw:layer="layout" svg:width="16.2cm" svg:height="9.9cm" svg:x="2.2cm" svg:y="1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3.2cm" svg:height="1.5cm" svg:x="4.8cm" svg:y="16.2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cm" svg:height="1.4cm" svg:x="2.6cm" svg:y="16.2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.797cm" svg:height="0.962cm" svg:x="2.8cm" svg:y="16.438cm">
          <draw:text-box>
            <text:p><text:span text:style-name="T1">Title</text:span></text:p>
          </draw:text-box>
        </draw:frame>
        <draw:custom-shape draw:style-name="gr41" draw:text-style-name="P2" draw:layer="layout" svg:width="15.3cm" svg:height="6.7cm" svg:x="2.6cm" svg:y="18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6.2cm" svg:height="9.9cm" svg:x="2.3cm" svg:y="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3.2cm" svg:height="1.5cm" svg:x="4.9cm" svg:y="3.1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cm" svg:height="1.4cm" svg:x="2.7cm" svg:y="3.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.797cm" svg:height="0.962cm" svg:x="2.9cm" svg:y="3.338cm">
          <draw:text-box>
            <text:p><text:span text:style-name="T1">Title</text:span></text:p>
          </draw:text-box>
        </draw:frame>
        <draw:custom-shape draw:style-name="gr41" draw:text-style-name="P2" draw:layer="layout" svg:width="15.3cm" svg:height="6.7cm" svg:x="2.7cm" svg:y="5.3cm">
          <text:p/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9.2cm" svg:height="0.962cm" svg:x="6.1cm" svg:y="14.4cm">
          <draw:text-box>
            <text:p>Login Form</text:p>
          </draw:text-box>
        </draw:frame>
        <draw:custom-shape draw:style-name="gr44" draw:text-style-name="P13" draw:layer="layout" svg:width="7.5cm" svg:height="3.7cm" svg:x="5.8cm" svg:y="5.7cm">
          <text:p text:style-name="P12">Email: </text:p>
          <text:p text:style-name="P12"/>
          <text:p text:style-name="P12">Username:</text:p>
          <text:p text:style-name="P12"/>
          <text:p text:style-name="P12">Password: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.2cm" svg:height="1.5cm" svg:x="5.9cm" svg:y="9.7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8.1cm" svg:height="4.3cm" svg:x="5.1cm" svg:y="18.7cm">
          <text:p text:style-name="P12"/>
          <text:p text:style-name="P12">Username:</text:p>
          <text:p text:style-name="P12"/>
          <text:p text:style-name="P12">Passord: 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3.4cm" svg:height="1.2cm" svg:x="5.1cm" svg:y="23.5cm">
          <text:p text:style-name="P1">Submit</text:p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6.9cm" svg:height="1.673cm" svg:x="9.7cm" svg:y="23.6cm">
          <draw:text-box>
            <text:p text:style-name="P14"><text:span text:style-name="T2">Change Password</text:span></text:p>
          </draw:text-box>
        </draw:frame>
      </draw:page>
      <draw:page draw:name="page4" draw:style-name="dp1" draw:master-page-name="Standaard">
        <draw:custom-shape draw:style-name="gr49" draw:text-style-name="P1" draw:layer="layout" svg:width="18.3cm" svg:height="12.1cm" svg:x="1.4cm" svg:y="1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4.911cm" svg:height="1.833cm" svg:x="4.337cm" svg:y="16.789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259cm" svg:height="1.711cm" svg:x="1.852cm" svg:y="16.789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03cm" svg:height="1.176cm" svg:x="2.078cm" svg:y="17.08cm">
          <draw:text-box>
            <text:p><text:span text:style-name="T1">Title</text:span></text:p>
          </draw:text-box>
        </draw:frame>
        <draw:custom-shape draw:style-name="gr53" draw:text-style-name="P2" draw:layer="layout" svg:width="17.283cm" svg:height="8.189cm" svg:x="1.852cm" svg:y="19.4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6.2cm" svg:height="9.9cm" svg:x="2.3cm" svg:y="3.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3.2cm" svg:height="1.5cm" svg:x="4.9cm" svg:y="4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cm" svg:height="1.4cm" svg:x="2.7cm" svg:y="4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.797cm" svg:height="0.962cm" svg:x="2.9cm" svg:y="4.238cm">
          <draw:text-box>
            <text:p><text:span text:style-name="T1">Title</text:span></text:p>
          </draw:text-box>
        </draw:frame>
        <draw:custom-shape draw:style-name="gr41" draw:text-style-name="P2" draw:layer="layout" svg:width="15.3cm" svg:height="6.7cm" svg:x="2.7cm" svg:y="6.2cm">
          <text:p/>
          <draw:enhanced-geometry svg:viewBox="0 0 21600 21600" draw:type="rectangle" draw:enhanced-path="M 0 0 L 21600 0 21600 21600 0 21600 0 0 Z N"/>
        </draw:custom-shape>
        <draw:frame draw:style-name="gr54" draw:text-style-name="P11" draw:layer="layout" svg:width="8.6cm" svg:height="1.1cm" svg:x="6.1cm" svg:y="1.9cm">
          <draw:text-box>
            <text:p>Change Password Form</text:p>
          </draw:text-box>
        </draw:frame>
        <draw:custom-shape draw:style-name="gr55" draw:text-style-name="P13" draw:layer="layout" svg:width="8.1cm" svg:height="2.2cm" draw:transform="skewX (-0.00453785605518526) rotate (-0.00453785605518522) translate (6.5cm 7.7cm)">
          <text:p text:style-name="P12">New Password: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9cm" svg:height="1.4cm" svg:x="6.6cm" svg:y="10.4cm">
          <text:p text:style-name="P1">Submit</text:p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9.9cm" svg:height="0.962cm" svg:x="7cm" svg:y="14.9cm">
          <draw:text-box>
            <text:p>Insert Book Form</text:p>
          </draw:text-box>
        </draw:frame>
        <draw:custom-shape draw:style-name="gr57" draw:text-style-name="P13" draw:layer="layout" svg:width="10.1cm" svg:height="6cm" svg:x="4.6cm" svg:y="19.9cm">
          <text:p text:style-name="P12">Title:</text:p>
          <text:p text:style-name="P12"/>
          <text:p text:style-name="P12">Author:</text:p>
          <text:p text:style-name="P12"/>
          <text:p text:style-name="P12">Series (optional):</text:p>
          <text:p text:style-name="P12"/>
          <text:p text:style-name="P12">Image (optional)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3.3cm" svg:height="1.1cm" svg:x="4.8cm" svg:y="26.2cm">
          <text:p text:style-name="P1">Submi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ard">
        <draw:custom-shape draw:style-name="gr49" draw:text-style-name="P1" draw:layer="layout" svg:width="18.3cm" svg:height="12.1cm" svg:x="1.4cm" svg:y="2.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4.911cm" svg:height="1.833cm" svg:x="4.337cm" svg:y="2.889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259cm" svg:height="1.711cm" svg:x="1.852cm" svg:y="2.889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03cm" svg:height="1.176cm" svg:x="2.078cm" svg:y="3.18cm">
          <draw:text-box>
            <text:p><text:span text:style-name="T1">Title</text:span></text:p>
          </draw:text-box>
        </draw:frame>
        <draw:custom-shape draw:style-name="gr53" draw:text-style-name="P2" draw:layer="layout" svg:width="17.283cm" svg:height="8.189cm" svg:x="1.852cm" svg:y="5.578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3.956cm" svg:height="0.962cm" svg:x="8.1cm" svg:y="1.2cm">
          <draw:text-box>
            <text:p>Search form</text:p>
          </draw:text-box>
        </draw:frame>
        <draw:custom-shape draw:style-name="gr49" draw:text-style-name="P1" draw:layer="layout" svg:width="18.3cm" svg:height="12.1cm" svg:x="1.4cm" svg:y="1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4.911cm" svg:height="1.833cm" svg:x="4.337cm" svg:y="16.789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259cm" svg:height="1.711cm" svg:x="1.852cm" svg:y="16.789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03cm" svg:height="1.176cm" svg:x="2.078cm" svg:y="17.08cm">
          <draw:text-box>
            <text:p><text:span text:style-name="T1">Title</text:span></text:p>
          </draw:text-box>
        </draw:frame>
        <draw:custom-shape draw:style-name="gr53" draw:text-style-name="P2" draw:layer="layout" svg:width="17.283cm" svg:height="8.189cm" svg:x="1.852cm" svg:y="19.47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7.7cm" svg:height="1.8cm" svg:x="7cm" svg:y="7.2cm">
          <text:p text:style-name="P12">Title: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4.9cm" svg:height="1.3cm" svg:x="8.2cm" svg:y="9.8cm">
          <text:p text:style-name="P1">Search by Title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8.2cm" svg:height="4.4cm" svg:x="6.4cm" svg:y="20.1cm">
          <text:p text:style-name="P12">Search result 1</text:p>
          <text:p text:style-name="P12"/>
          <text:p text:style-name="P12">Search result 2</text:p>
          <text:p text:style-name="P12"/>
          <text:p text:style-name="P12">Etc...</text:p>
          <draw:enhanced-geometry svg:viewBox="0 0 21600 21600" draw:type="rectangle" draw:enhanced-path="M 0 0 L 21600 0 21600 21600 0 21600 0 0 Z N"/>
        </draw:custom-shape>
        <draw:frame draw:style-name="gr62" draw:text-style-name="P17" draw:layer="layout" svg:width="6.3cm" svg:height="1.4cm" svg:x="6.6cm" svg:y="25.4cm">
          <draw:text-box>
            <text:p text:style-name="P16"><text:span text:style-name="T1">[1] [2] [3] [Next]</text:span></text:p>
          </draw:text-box>
        </draw:frame>
      </draw:page>
      <draw:page draw:name="page6" draw:style-name="dp1" draw:master-page-name="Standaard">
        <draw:custom-shape draw:style-name="gr49" draw:text-style-name="P1" draw:layer="layout" svg:width="18.3cm" svg:height="12.1cm" svg:x="1.2cm" svg:y="2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4.911cm" svg:height="1.833cm" svg:x="4.137cm" svg:y="2.989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259cm" svg:height="1.711cm" svg:x="1.652cm" svg:y="2.989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03cm" svg:height="1.176cm" svg:x="1.878cm" svg:y="3.28cm">
          <draw:text-box>
            <text:p><text:span text:style-name="T1">Title</text:span></text:p>
          </draw:text-box>
        </draw:frame>
        <draw:custom-shape draw:style-name="gr53" draw:text-style-name="P2" draw:layer="layout" svg:width="17.283cm" svg:height="8.189cm" svg:x="1.652cm" svg:y="5.678cm">
          <text:p/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6.2cm" svg:height="0.962cm" svg:x="6.8cm" svg:y="1.4cm">
          <draw:text-box>
            <text:p>Book entry page</text:p>
          </draw:text-box>
        </draw:frame>
        <draw:custom-shape draw:style-name="gr63" draw:text-style-name="P18" draw:layer="layout" svg:width="9.3cm" svg:height="4.7cm" svg:x="5.9cm" svg:y="6.5cm">
          <text:p text:style-name="P12">Title: Title</text:p>
          <text:p text:style-name="P12">Author: Author</text:p>
          <text:p text:style-name="P12">Series: Series</text:p>
          <text:p text:style-name="P12"/>
          <text:p text:style-name="P12">*Plaatje*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7cm" svg:height="1.4cm" svg:x="6.1cm" svg:y="11.7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8.3cm" svg:height="12.1cm" svg:x="1.4cm" svg:y="1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4.911cm" svg:height="1.833cm" svg:x="4.337cm" svg:y="16.789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.259cm" svg:height="1.711cm" svg:x="1.852cm" svg:y="16.789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03cm" svg:height="1.176cm" svg:x="2.078cm" svg:y="17.08cm">
          <draw:text-box>
            <text:p><text:span text:style-name="T1">Title</text:span></text:p>
          </draw:text-box>
        </draw:frame>
        <draw:custom-shape draw:style-name="gr53" draw:text-style-name="P2" draw:layer="layout" svg:width="17.283cm" svg:height="8.189cm" svg:x="1.852cm" svg:y="19.478cm">
          <text:p/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5.9cm" svg:height="1.673cm" svg:x="3cm" svg:y="15.1cm">
          <draw:text-box>
            <text:p>Book entry page, edit toggled and scrolled down</text:p>
          </draw:text-box>
        </draw:frame>
        <draw:custom-shape draw:style-name="gr65" draw:text-style-name="P1" draw:layer="layout" svg:width="3.2cm" svg:height="1.3cm" svg:x="5.4cm" svg:y="19.6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6.8cm" svg:height="3.2cm" svg:x="5.5cm" svg:y="21.3cm">
          <text:p text:style-name="P12">Title:</text:p>
          <text:p text:style-name="P12">Author:</text:p>
          <text:p text:style-name="P12">Series:</text:p>
          <text:p text:style-name="P12">Plaatje: [upload]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.7cm" svg:height="1cm" svg:x="5.6cm" svg:y="24.8cm">
          <text:p text:style-name="P1">Submit</text:p>
          <draw:enhanced-geometry svg:viewBox="0 0 21600 21600" draw:type="rectangle" draw:enhanced-path="M 0 0 L 21600 0 21600 21600 0 21600 0 0 Z N"/>
        </draw:custom-shape>
        <draw:line draw:style-name="gr68" draw:text-style-name="P19" draw:layer="layout" svg:x1="5.1cm" svg:y1="26cm" svg:x2="14.2cm" svg:y2="26cm">
          <text:p/>
        </draw:line>
        <draw:custom-shape draw:style-name="gr69" draw:text-style-name="P1" draw:layer="layout" svg:width="4.6cm" svg:height="1.1cm" svg:x="5.2cm" svg:y="26.3cm">
          <text:p text:style-name="P1">Delete Ent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5T12:36:55.358000000</meta:creation-date>
    <dc:date>2021-06-01T16:10:07.173000000</dc:date>
    <meta:editing-duration>P8DT13H18M43S</meta:editing-duration>
    <meta:editing-cycles>23</meta:editing-cycles>
    <meta:generator>LibreOffice/6.4.0.3$Windows_X86_64 LibreOffice_project/b0a288ab3d2d4774cb44b62f04d5d28733ac6df8</meta:generator>
    <meta:document-statistic meta:object-count="124"/>
  </office:meta>
</office:document-meta>
</file>